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9F9CDFF76A1A9DB9.jpg" manifest:media-type="image/jpeg"/>
  <manifest:file-entry manifest:full-path="Object 1/Pictures/10000000000000080000000814872DB0AADBBD09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4.819cm"/>
    </style:style>
    <style:style style:name="co9" style:family="table-column">
      <style:table-column-properties fo:break-before="auto" style:column-width="2.72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e480a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e480a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f8c00"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ffff" fo:wrap-option="wrap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ffff"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ext-properties fo:color="#be480a"/>
    </style:style>
    <style:style style:name="ce9" style:family="table-cell" style:parent-style-name="Default">
      <style:table-cell-properties fo:background-color="#ff8c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00ffff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a6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10d0c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780373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40e0d0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ext-properties fo:color="#784b04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ext-properties fo:color="#f10d0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84b04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784b04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style:vertical-align="middle"/>
      <style:text-properties fo:color="#784b04"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00ffff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00ffff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3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00ffff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10TH" table:style-name="ta1">
        <table:table-column table:style-name="co1" table:default-cell-style-name="ce7"/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Application Problems Based on Binomial Distribution Using Excel</text:p>
          </table:table-cell>
          <table:covered-table-cell table:number-columns-repeated="13" table:style-name="ce8"/>
        </table:table-row>
        <table:table-row table:style-name="ro2">
          <table:table-cell table:style-name="ce2" office:value-type="string" calcext:value-type="string" table:number-columns-spanned="14" table:number-rows-spanned="1">
            <text:p>Suppose you Play a Game That You Can Either Win or Lose.The Probability That You Win Any Game is 55%,and The Probability That You Lose is 45%.Each Game you Play is Independent .If You Play the Game 20 times,Write The Function That Describes The Probability That You Win 15 of the 20 Times.</text:p>
          </table:table-cell>
          <table:covered-table-cell table:number-columns-repeated="13" table:style-name="ce8"/>
        </table:table-row>
        <table:table-row table:style-name="ro3">
          <table:table-cell table:style-name="ce3" office:value-type="string" calcext:value-type="string">
            <text:p>Value of n(number of trials)</text:p>
          </table:table-cell>
          <table:table-cell table:style-name="ce9" office:value-type="float" office:value="20" calcext:value-type="float">
            <text:p>20</text:p>
          </table:table-cell>
          <table:table-cell table:style-name="ce9"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Find(x=15)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Success in a given Trial:</text:p>
          </table:table-cell>
          <table:table-cell table:style-name="ce9" office:value-type="float" office:value="0.55" calcext:value-type="float">
            <text:p>0.55</text:p>
          </table:table-cell>
          <table:table-cell table:style-name="ce9"/>
          <table:table-cell table:number-columns-repeated="2" table:style-name="ce9" office:value-type="float" office:value="0.55" calcext:value-type="float">
            <text:p>0.55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8"/>
        </table:table-row>
        <table:table-row table:style-name="ro5">
          <table:table-cell table:style-name="ce4"/>
          <table:table-cell table:style-name="ce10" table:number-columns-repeated="5"/>
          <table:table-cell table:number-columns-repeated="8"/>
        </table:table-row>
        <table:table-row table:style-name="ro3">
          <table:table-cell table:style-name="ce5" office:value-type="string" calcext:value-type="string">
            <text:p>k:Number of Successes</text:p>
          </table:table-cell>
          <table:table-cell table:style-name="ce5" office:value-type="string" calcext:value-type="string">
            <text:p>Binomial Distribution</text:p>
          </table:table-cell>
          <table:table-cell table:style-name="ce10" table:number-columns-repeated="2"/>
          <table:table-cell table:style-name="ce12"/>
          <table:table-cell table:style-name="ce10"/>
          <table:table-cell table:number-columns-repeated="8"/>
        </table:table-row>
        <table:table-row table:style-name="ro5">
          <table:table-cell table:style-name="ce6" office:value-type="float" office:value="0" calcext:value-type="float">
            <text:p>0</text:p>
          </table:table-cell>
          <table:table-cell table:style-name="ce11" table:formula="of:=BINOMDIST([.A7];[.$B$3];[.$B$4];0)" office:value-type="float" office:value="0.00000011594453295762" calcext:value-type="float">
            <text:p>1.1594453295762E-07</text:p>
          </table:table-cell>
          <table:table-cell table:style-name="ce10" table:number-columns-repeated="4"/>
          <table:table-cell table:number-columns-repeated="8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table:formula="of:=BINOMDIST([.A8];[.$B$3];[.$B$4];0)" office:value-type="float" office:value="0.00000283419969451959" calcext:value-type="float">
            <text:p>2.83419969451959E-06</text:p>
          </table:table-cell>
          <table:table-cell table:style-name="ce10" table:number-columns-repeated="4"/>
          <table:table-cell table:number-columns-repeated="8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11" table:formula="of:=BINOMDIST([.A9];[.$B$3];[.$B$4];0)" office:value-type="float" office:value="0.0000329082075641442" calcext:value-type="float">
            <text:p>3.29082075641442E-05</text:p>
          </table:table-cell>
          <table:table-cell table:style-name="ce10" table:number-columns-repeated="4"/>
          <table:table-cell table:number-columns-repeated="8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11" table:formula="of:=BINOMDIST([.A10];[.$B$3];[.$B$4];0)" office:value-type="float" office:value="0.000241326855470391" calcext:value-type="float">
            <text:p>0.000241326855470391</text:p>
          </table:table-cell>
          <table:table-cell table:style-name="ce10" table:number-columns-repeated="4"/>
          <table:table-cell table:number-columns-repeated="8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11" table:formula="of:=BINOMDIST([.A11];[.$B$3];[.$B$4];0)" office:value-type="float" office:value="0.00125355894369342" calcext:value-type="float">
            <text:p>0.00125355894369342</text:p>
          </table:table-cell>
          <table:table-cell table:style-name="ce10" table:number-columns-repeated="4"/>
          <table:table-cell table:number-columns-repeated="8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11" table:formula="of:=BINOMDIST([.A12];[.$B$3];[.$B$4];0)" office:value-type="float" office:value="0.00490280831311204" calcext:value-type="float">
            <text:p>0.00490280831311204</text:p>
          </table:table-cell>
          <table:table-cell table:style-name="ce10" table:number-columns-repeated="4"/>
          <table:table-cell table:number-columns-repeated="8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11" table:formula="of:=BINOMDIST([.A13];[.$B$3];[.$B$4];0)" office:value-type="float" office:value="0.0149808031789535" calcext:value-type="float">
            <text:p>0.0149808031789535</text:p>
          </table:table-cell>
          <table:table-cell table:style-name="ce10" table:number-columns-repeated="4"/>
          <table:table-cell table:number-columns-repeated="8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11" table:formula="of:=BINOMDIST([.A14];[.$B$3];[.$B$4];0)" office:value-type="float" office:value="0.0366197411041084" calcext:value-type="float">
            <text:p>0.0366197411041084</text:p>
          </table:table-cell>
          <table:table-cell table:style-name="ce10" table:number-columns-repeated="4"/>
          <table:table-cell table:number-columns-repeated="8"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11" table:formula="of:=BINOMDIST([.A15];[.$B$3];[.$B$4];0)" office:value-type="float" office:value="0.0727308746928821" calcext:value-type="float">
            <text:p>0.0727308746928821</text:p>
          </table:table-cell>
          <table:table-cell table:style-name="ce10" table:number-columns-repeated="4"/>
          <table:table-cell table:number-columns-repeated="8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11" table:formula="of:=BINOMDIST([.A16];[.$B$3];[.$B$4];0)" office:value-type="float" office:value="0.1185243883884" calcext:value-type="float">
            <text:p>0.1185243883884</text:p>
          </table:table-cell>
          <table:table-cell table:style-name="ce10" table:number-columns-repeated="4"/>
          <table:table-cell table:number-columns-repeated="8"/>
        </table:table-row>
        <table:table-row table:style-name="ro5">
          <table:table-cell table:style-name="ce6" office:value-type="float" office:value="10" calcext:value-type="float">
            <text:p>10</text:p>
          </table:table-cell>
          <table:table-cell table:style-name="ce11" table:formula="of:=BINOMDIST([.A17];[.$B$3];[.$B$4];0)" office:value-type="float" office:value="0.159349455499961" calcext:value-type="float">
            <text:p>0.159349455499961</text:p>
          </table:table-cell>
          <table:table-cell table:style-name="ce10" table:number-columns-repeated="4"/>
          <table:table-cell table:number-columns-repeated="8"/>
        </table:table-row>
        <table:table-row table:style-name="ro5">
          <table:table-cell table:style-name="ce6" office:value-type="float" office:value="11" calcext:value-type="float">
            <text:p>11</text:p>
          </table:table-cell>
          <table:table-cell table:style-name="ce11" table:formula="of:=BINOMDIST([.A18];[.$B$3];[.$B$4];0)" office:value-type="float" office:value="0.177054950555512" calcext:value-type="float">
            <text:p>0.177054950555512</text:p>
          </table:table-cell>
          <table:table-cell table:style-name="ce10" table:number-columns-repeated="4"/>
          <table:table-cell table:number-columns-repeated="8"/>
        </table:table-row>
        <table:table-row table:style-name="ro5">
          <table:table-cell table:style-name="ce6" office:value-type="float" office:value="12" calcext:value-type="float">
            <text:p>12</text:p>
          </table:table-cell>
          <table:table-cell table:style-name="ce11" table:formula="of:=BINOMDIST([.A19];[.$B$3];[.$B$4];0)" office:value-type="float" office:value="0.162300371342553" calcext:value-type="float">
            <text:p>0.162300371342553</text:p>
          </table:table-cell>
          <table:table-cell table:style-name="ce10" table:number-columns-repeated="4"/>
          <table:table-cell table:number-columns-repeated="8"/>
        </table:table-row>
        <table:table-row table:style-name="ro5">
          <table:table-cell table:style-name="ce6" office:value-type="float" office:value="13" calcext:value-type="float">
            <text:p>13</text:p>
          </table:table-cell>
          <table:table-cell table:style-name="ce11" table:formula="of:=BINOMDIST([.A20];[.$B$3];[.$B$4];0)" office:value-type="float" office:value="0.122072074172176" calcext:value-type="float">
            <text:p>0.122072074172176</text:p>
          </table:table-cell>
          <table:table-cell table:style-name="ce10" table:number-columns-repeated="4"/>
          <table:table-cell table:number-columns-repeated="8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11" table:formula="of:=BINOMDIST([.A21];[.$B$3];[.$B$4];0)" office:value-type="float" office:value="0.0745996008829966" calcext:value-type="float">
            <text:p>0.0745996008829966</text:p>
          </table:table-cell>
          <table:table-cell table:style-name="ce10" table:number-columns-repeated="4"/>
          <table:table-cell table:number-columns-repeated="8"/>
        </table:table-row>
        <table:table-row table:style-name="ro6" table:number-rows-repeated="1048554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7TH" table:style-name="ta1">
        <table:shapes>
          <draw:frame draw:z-index="0" draw:style-name="gr1" draw:text-style-name="P1" svg:width="15.988cm" svg:height="8.992cm" svg:x="16.677cm" svg:y="2.98cm">
            <draw:object draw:notify-on-update-of-ranges="7TH.E5:7TH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6"/>
        <table:table-column table:style-name="co2" table:default-cell-style-name="ce18"/>
        <table:table-column table:style-name="co2" table:default-cell-style-name="ce16"/>
        <table:table-column table:style-name="co4" table:default-cell-style-name="ce16"/>
        <table:table-column table:style-name="co5" table:default-cell-style-name="ce16"/>
        <table:table-column table:style-name="co2" table:number-columns-repeated="9" table:default-cell-style-name="Default"/>
        <table:table-row table:style-name="ro7">
          <table:table-cell table:style-name="ce13" office:value-type="string" calcext:value-type="string" table:number-columns-spanned="14" table:number-rows-spanned="1">
            <text:p>Plotting And Normal Distribution Graphical Represtation of Probability</text:p>
          </table:table-cell>
          <table:covered-table-cell table:number-columns-repeated="13" table:style-name="ce17"/>
        </table:table-row>
        <table:table-row table:style-name="ro8">
          <table:table-cell table:style-name="ce14" office:value-type="string" calcext:value-type="string" table:number-columns-spanned="14" table:number-rows-spanned="1">
            <text:p>The Dataset Contains Students Names and the Obtained Marks.Now ,Go Through the Steps Below Carefully To Determine The Normal Distribution of The Marks </text:p>
          </table:table-cell>
          <table:covered-table-cell table:number-columns-repeated="13" table:style-name="ce17"/>
        </table:table-row>
        <table:table-row table:style-name="ro9">
          <table:table-cell table:style-name="ce15" office:value-type="string" calcext:value-type="string" table:number-columns-spanned="14" table:number-rows-spanned="1">
            <text:p>Plot Normal Distribution</text:p>
          </table:table-cell>
          <table:covered-table-cell table:number-columns-repeated="4" table:style-name="Default"/>
          <table:covered-table-cell table:number-columns-repeated="9"/>
        </table:table-row>
        <table:table-row table:style-name="ro6">
          <table:table-cell office:value-type="string" calcext:value-type="string">
            <text:p>Students Name</text:p>
          </table:table-cell>
          <table:table-cell office:value-type="string" calcext:value-type="string">
            <text:p>Marks</text:p>
          </table:table-cell>
          <table:table-cell table:style-name="ce18"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Normal Distribution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Harsh</text:p>
          </table:table-cell>
          <table:table-cell office:value-type="float" office:value="67" calcext:value-type="float">
            <text:p>67</text:p>
          </table:table-cell>
          <table:table-cell table:style-name="ce19" table:formula="of:=AVERAGE([.B5:.B12])" office:value-type="float" office:value="79.25" calcext:value-type="float" table:number-columns-spanned="1" table:number-rows-spanned="8">
            <text:p>79.25</text:p>
          </table:table-cell>
          <table:table-cell table:style-name="ce20" table:formula="of:=STDEV([.B5:.B12])" office:value-type="float" office:value="8.43038721361176" calcext:value-type="float" table:number-columns-spanned="1" table:number-rows-spanned="8">
            <text:p>8.43038721361176</text:p>
          </table:table-cell>
          <table:table-cell table:formula="of:=COM.MICROSOFT.NORM.DIST([.B5];[.$C$5];[.$D$5];0)" office:value-type="float" office:value="0.0164653465223393" calcext:value-type="float">
            <text:p>0.0164653465223393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Kazuha</text:p>
          </table:table-cell>
          <table:table-cell office:value-type="float" office:value="69" calcext:value-type="float">
            <text:p>69</text:p>
          </table:table-cell>
          <table:covered-table-cell table:number-columns-repeated="2"/>
          <table:table-cell table:formula="of:=COM.MICROSOFT.NORM.DIST([.B6];[.$C$5];[.$D$5];0)" office:value-type="float" office:value="0.0225975360540287" calcext:value-type="float">
            <text:p>0.0225975360540287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eidou</text:p>
          </table:table-cell>
          <table:table-cell office:value-type="float" office:value="76" calcext:value-type="float">
            <text:p>76</text:p>
          </table:table-cell>
          <table:covered-table-cell table:number-columns-repeated="2"/>
          <table:table-cell table:formula="of:=COM.MICROSOFT.NORM.DIST([.B7];[.$C$5];[.$D$5];0)" office:value-type="float" office:value="0.043932967079327" calcext:value-type="float">
            <text:p>0.043932967079327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Lisa</text:p>
          </table:table-cell>
          <table:table-cell office:value-type="float" office:value="79" calcext:value-type="float">
            <text:p>79</text:p>
          </table:table-cell>
          <table:covered-table-cell table:number-columns-repeated="2"/>
          <table:table-cell table:formula="of:=COM.MICROSOFT.NORM.DIST([.B8];[.$C$5];[.$D$5];0)" office:value-type="float" office:value="0.0473011374848077" calcext:value-type="float">
            <text:p>0.0473011374848077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Eula</text:p>
          </table:table-cell>
          <table:table-cell office:value-type="float" office:value="80" calcext:value-type="float">
            <text:p>80</text:p>
          </table:table-cell>
          <table:covered-table-cell table:number-columns-repeated="2"/>
          <table:table-cell table:formula="of:=COM.MICROSOFT.NORM.DIST([.B9];[.$C$5];[.$D$5];0)" office:value-type="float" office:value="0.0471350438697679" calcext:value-type="float">
            <text:p>0.0471350438697679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henhe</text:p>
          </table:table-cell>
          <table:table-cell office:value-type="float" office:value="85" calcext:value-type="float">
            <text:p>85</text:p>
          </table:table-cell>
          <table:covered-table-cell table:number-columns-repeated="2"/>
          <table:table-cell table:formula="of:=COM.MICROSOFT.NORM.DIST([.B10];[.$C$5];[.$D$5];0)" office:value-type="float" office:value="0.0375012227643175" calcext:value-type="float">
            <text:p>0.0375012227643175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Yelan</text:p>
          </table:table-cell>
          <table:table-cell office:value-type="float" office:value="87" calcext:value-type="float">
            <text:p>87</text:p>
          </table:table-cell>
          <table:covered-table-cell table:number-columns-repeated="2"/>
          <table:table-cell table:formula="of:=COM.MICROSOFT.NORM.DIST([.B11];[.$C$5];[.$D$5];0)" office:value-type="float" office:value="0.0310135371290427" calcext:value-type="float">
            <text:p>0.0310135371290427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Yae Miko</text:p>
          </table:table-cell>
          <table:table-cell office:value-type="float" office:value="91" calcext:value-type="float">
            <text:p>91</text:p>
          </table:table-cell>
          <table:covered-table-cell table:number-columns-repeated="2"/>
          <table:table-cell table:formula="of:=COM.MICROSOFT.NORM.DIST([.B12];[.$C$5];[.$D$5];0)" office:value-type="float" office:value="0.0179157474544668" calcext:value-type="float">
            <text:p>0.0179157474544668</text:p>
          </table:table-cell>
          <table:table-cell table:number-columns-repeated="9"/>
        </table:table-row>
      </table:table>
      <table:table table:name="9TH" table:style-name="ta1">
        <table:table-column table:style-name="co2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2" table:number-columns-repeated="9" table:default-cell-style-name="ce23"/>
        <table:table-row table:style-name="ro9">
          <table:table-cell table:style-name="ce21" office:value-type="string" calcext:value-type="string" table:number-columns-spanned="13" table:number-rows-spanned="1">
            <text:p>Suppose X is a Normal Random Variable with Mean and Standard Deviation 5.Find the probability P(X&lt;=8.6)</text:p>
          </table:table-cell>
          <table:covered-table-cell table:number-columns-repeated="3" table:style-name="ce23"/>
          <table:covered-table-cell table:number-columns-repeated="9"/>
        </table:table-row>
        <table:table-row table:style-name="ro7"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Find(X<text:span text:style-name="T1">≤8.6)</text:span></text:p>
          </table:table-cell>
          <table:table-cell office:value-type="string" calcext:value-type="string">
            <text:p>Normal Distribution</text:p>
          </table:table-cell>
          <table:table-cell table:number-columns-repeated="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.6" calcext:value-type="float">
            <text:p>8.6</text:p>
          </table:table-cell>
          <table:table-cell table:formula="of:=COM.MICROSOFT.NORM.DIST([.C3];[.A3];[.B3];0)" office:value-type="float" office:value="0.0792160423587312" calcext:value-type="float">
            <text:p>0.0792160423587312</text:p>
          </table:table-cell>
          <table:table-cell table:number-columns-repeated="9"/>
        </table:table-row>
      </table:table>
      <table:table table:name="12TH" table:style-name="ta1">
        <table:table-column table:style-name="co9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24" office:value-type="string" calcext:value-type="string" table:number-columns-spanned="13" table:number-rows-spanned="1">
            <text:p>Application Problem Based On Possion Distribution Using Excel</text:p>
          </table:table-cell>
          <table:covered-table-cell table:number-columns-repeated="12"/>
          <table:table-cell/>
        </table:table-row>
        <table:table-row table:style-name="ro6">
          <table:table-cell table:number-columns-repeated="14"/>
        </table:table-row>
        <table:table-row table:style-name="ro6">
          <table:table-cell table:style-name="ce25" office:value-type="string" calcext:value-type="string" table:number-columns-spanned="14" table:number-rows-spanned="3">
            <text:p>Calculate The Probability That There Will Be 220 Infected People By Covid -19 In One Day Using The Excel <text:s/>Function=POSSION.DIST( ) If A Total Of 2800 New Cases Are Recovered In The Last 14 Days</text:p>
          </table:table-cell>
          <table:covered-table-cell table:style-name="ce28"/>
          <table:covered-table-cell table:number-columns-repeated="12"/>
        </table:table-row>
        <table:table-row table:style-name="ro6">
          <table:covered-table-cell table:number-columns-repeated="14"/>
        </table:table-row>
        <table:table-row table:style-name="ro6">
          <table:covered-table-cell table:number-columns-repeated="14"/>
        </table:table-row>
        <table:table-row table:style-name="ro6">
          <table:table-cell table:number-columns-repeated="14"/>
        </table:table-row>
        <table:table-row table:style-name="ro5">
          <table:table-cell table:style-name="ce26" office:value-type="string" calcext:value-type="string">
            <text:p>Total Case</text:p>
          </table:table-cell>
          <table:table-cell table:style-name="ce29" office:value-type="string" calcext:value-type="string" table:number-columns-spanned="2" table:number-rows-spanned="1">
            <text:p>Infected Per Day</text:p>
          </table:table-cell>
          <table:covered-table-cell table:style-name="ce10"/>
          <table:table-cell table:style-name="ce26" office:value-type="string" calcext:value-type="string">
            <text:p>Days</text:p>
          </table:table-cell>
          <table:table-cell table:style-name="ce26" office:value-type="string" calcext:value-type="string">
            <text:p>Average</text:p>
          </table:table-cell>
          <table:table-cell table:style-name="ce29" office:value-type="string" calcext:value-type="string" table:number-columns-spanned="2" table:number-rows-spanned="1">
            <text:p>POISSION DISTRIBUTION </text:p>
          </table:table-cell>
          <table:covered-table-cell table:style-name="ce10"/>
          <table:table-cell table:number-columns-repeated="7"/>
        </table:table-row>
        <table:table-row table:style-name="ro5">
          <table:table-cell table:style-name="ce27" office:value-type="float" office:value="2800" calcext:value-type="float">
            <text:p>2800</text:p>
          </table:table-cell>
          <table:table-cell table:style-name="ce30" office:value-type="float" office:value="220" calcext:value-type="float" table:number-columns-spanned="2" table:number-rows-spanned="1">
            <text:p>220</text:p>
          </table:table-cell>
          <table:covered-table-cell table:style-name="ce30"/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00" calcext:value-type="float">
            <text:p>200</text:p>
          </table:table-cell>
          <table:table-cell table:style-name="ce30" table:formula="of:=COM.MICROSOFT.POISSON.DIST([.B8];[.E8];0)" office:value-type="float" office:value="0.0102101735291575" calcext:value-type="float" table:number-columns-spanned="2" table:number-rows-spanned="1">
            <text:p>0.0102101735291575</text:p>
          </table:table-cell>
          <table:covered-table-cell table:style-name="ce27"/>
          <table:table-cell table:number-columns-repeated="7"/>
        </table:table-row>
      </table:table>
      <table:table table:name="Sheet5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6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7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8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9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10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11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12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13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14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15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16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17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18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19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20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21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22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23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24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25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26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27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28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29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30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31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32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33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34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35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36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37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38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39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40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41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42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43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46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44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45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47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0:11:35.126567942</meta:creation-date>
    <dc:date>2023-05-19T12:29:03.059098111</dc:date>
    <meta:editing-duration>PT30M28S</meta:editing-duration>
    <meta:editing-cycles>6</meta:editing-cycles>
    <meta:generator>LibreOffice/7.3.7.2$Linux_X86_64 LibreOffice_project/30$Build-2</meta:generator>
    <meta:document-statistic meta:table-count="47" meta:cell-count="9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ChartGradient_20_3" draw:gradient-step-count="0" draw:fill-image-name="ChartBitmap_20_1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="bitmap" draw:fill-color="#004586" draw:fill-hatch-name="Red_20_90_20_Degrees_20_Crossed" draw:fill-image-name="ChartBitmap_20_2" draw:fill-image-ref-point="center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8.993cm" xlink:href=".." xlink:type="simple" chart:class="chart:bar" chart:style-name="ch1">
        <chart:legend chart:legend-position="end" svg:x="13.726cm" svg:y="4.197cm" style:legend-expansion="high" chart:style-name="ch2"/>
        <chart:plot-area chart:style-name="ch3" table:cell-range-address="7TH.E5:7TH.E12" svg:x="0.053cm" svg:y="0.229cm" svg:width="14.82cm" svg:height="8.9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078cm" svg:y="0.229cm" svg:width="13.868cm" svg:height="8.3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7TH.E5:7TH.E12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4653465223393">
                <text:p>0.0164653465223393</text:p>
                <draw:g>
                  <svg:desc>7TH.E5:7TH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5975360540287">
                <text:p>0.0225975360540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3932967079327">
                <text:p>0.043932967079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3011374848077">
                <text:p>0.0473011374848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1350438697679">
                <text:p>0.0471350438697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75012227643175">
                <text:p>0.0375012227643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0135371290427">
                <text:p>0.0310135371290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9157474544668">
                <text:p>0.0179157474544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linear" draw:start-color="#81d41a" draw:end-color="#2a6099" draw:start-intensity="100%" draw:end-intensity="100%" draw:angle="0deg" draw:border="0%"/>
    <draw:gradient draw:name="ChartGradient_20_2" draw:display-name="ChartGradient 2" draw:style="linear" draw:start-color="#81d41a" draw:end-color="#ffff00" draw:start-intensity="100%" draw:end-intensity="100%" draw:angle="0deg" draw:border="0%"/>
    <draw:gradient draw:name="ChartGradient_20_3" draw:display-name="ChartGradient 3" draw:style="linear" draw:start-color="#2a6099" draw:end-color="#81d41a" draw:start-intensity="100%" draw:end-intensity="100%" draw:angle="30deg" draw:border="0%"/>
    <draw:fill-image draw:name="ChartBitmap_20_1" draw:display-name="ChartBitmap 1" xlink:href="Pictures/10000000000000080000000814872DB0AADBBD09.png" xlink:type="simple" xlink:show="embed" xlink:actuate="onLoad"/>
    <draw:fill-image draw:name="ChartBitmap_20_2" draw:display-name="ChartBitmap 2" xlink:href="Pictures/1000000000000200000002009F9CDFF76A1A9DB9.jpg" xlink:type="simple" xlink:show="embed" xlink:actuate="onLoad"/>
  </office:styles>
</office:document-styles>
</file>